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in" fo:margin-left="0.0069in" fo:margin-top="0in" fo:margin-bottom="0in" table:align="left" style:writing-mode="lr-tb"/>
    </style:style>
    <style:style style:name="Table1.A" style:family="table-column">
      <style:table-column-properties style:column-width="1.625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2" style:family="table">
      <style:table-properties style:width="6.5in" fo:margin-left="0.0069in" fo:margin-top="0in" fo:margin-bottom="0in" table:align="left" style:writing-mode="lr-tb"/>
    </style:style>
    <style:style style:name="Table2.A" style:family="table-column">
      <style:table-column-properties style:column-width="1.625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3" style:family="table">
      <style:table-properties style:width="6.5in" fo:margin-left="0.0069in" fo:margin-top="0in" fo:margin-bottom="0in" table:align="left" style:writing-mode="lr-tb"/>
    </style:style>
    <style:style style:name="Table3.A" style:family="table-column">
      <style:table-column-properties style:column-width="1.625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4" style:family="table">
      <style:table-properties style:width="6.5in" fo:margin-left="0.0069in" fo:margin-top="0in" fo:margin-bottom="0in" table:align="left" style:writing-mode="lr-tb"/>
    </style:style>
    <style:style style:name="Table4.A" style:family="table-column">
      <style:table-column-properties style:column-width="1.625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.2" style:family="table-row">
      <style:table-row-properties fo:keep-together="auto"/>
    </style:style>
    <style:style style:name="Table5" style:family="table">
      <style:table-properties style:width="6.5in" fo:margin-left="0.0069in" fo:margin-top="0in" fo:margin-bottom="0in" table:align="left" style:writing-mode="lr-tb"/>
    </style:style>
    <style:style style:name="Table5.A" style:family="table-column">
      <style:table-column-properties style:column-width="1.625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.2" style:family="table-row">
      <style:table-row-properties fo:keep-together="auto"/>
    </style:style>
    <style:style style:name="Table6" style:family="table">
      <style:table-properties style:width="6.5in" fo:margin-left="0.0069in" fo:margin-top="0in" fo:margin-bottom="0in" table:align="left" style:writing-mode="lr-tb"/>
    </style:style>
    <style:style style:name="Table6.A" style:family="table-column">
      <style:table-column-properties style:column-width="1.625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6.2" style:family="table-row">
      <style:table-row-properties fo:keep-together="auto"/>
    </style:style>
    <style:style style:name="Table7" style:family="table">
      <style:table-properties style:width="6.5in" fo:margin-left="0.0069in" fo:margin-top="0in" fo:margin-bottom="0in" table:align="left" style:writing-mode="lr-tb"/>
    </style:style>
    <style:style style:name="Table7.A" style:family="table-column">
      <style:table-column-properties style:column-width="1.625in"/>
    </style:style>
    <style:style style:name="Table7.1" style:family="table-row">
      <style:table-row-properties style:min-row-height="0.2917in" fo:keep-together="auto"/>
    </style:style>
    <style:style style:name="Table7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7.2" style:family="table-row">
      <style:table-row-properties fo:keep-together="auto"/>
    </style:style>
    <style:style style:name="Table8" style:family="table">
      <style:table-properties style:width="6.5in" fo:margin-left="0.0069in" fo:margin-top="0in" fo:margin-bottom="0in" table:align="left" style:writing-mode="lr-tb"/>
    </style:style>
    <style:style style:name="Table8.A" style:family="table-column">
      <style:table-column-properties style:column-width="1.625in"/>
    </style:style>
    <style:style style:name="Table8.1" style:family="table-row">
      <style:table-row-properties style:min-row-height="0.2917in" fo:keep-together="auto"/>
    </style:style>
    <style:style style:name="Table8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8.2" style:family="table-row">
      <style:table-row-properties fo:keep-together="auto"/>
    </style:style>
    <style:style style:name="P1" style:family="paragraph" style:parent-style-name="normal">
      <style:text-properties officeooo:paragraph-rsid="0003ad23"/>
    </style:style>
    <style:style style:name="P2" style:family="paragraph" style:parent-style-name="normal">
      <style:paragraph-properties fo:margin-top="0in" fo:margin-bottom="0in" style:contextual-spacing="false" fo:line-height="100%" fo:text-align="start" style:justify-single-word="false" fo:orphans="0" fo:widows="0"/>
      <style:text-properties officeooo:paragraph-rsid="0003ad23"/>
    </style:style>
    <style:style style:name="P3" style:family="paragraph" style:parent-style-name="normal">
      <style:paragraph-properties fo:margin-top="0in" fo:margin-bottom="0in" style:contextual-spacing="false" fo:line-height="100%" fo:text-align="start" style:justify-single-word="false" fo:orphans="0" fo:widows="0"/>
      <style:text-properties officeooo:paragraph-rsid="00057e20"/>
    </style:style>
    <style:style style:name="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paragraph-rsid="0003ad23"/>
    </style:style>
    <style:style style:name="P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paragraph-rsid="00057e20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03ad23" officeooo:paragraph-rsid="00057e20"/>
    </style:style>
    <style:style style:name="P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057e20" officeooo:paragraph-rsid="00057e20"/>
    </style:style>
    <style:style style:name="P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paragraph-rsid="0003ad23"/>
    </style:style>
    <style:style style:name="P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paragraph-rsid="000699ca"/>
    </style:style>
    <style:style style:name="P1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paragraph-rsid="00095968"/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paragraph-rsid="000b45e4"/>
    </style:style>
    <style:style style:name="P1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paragraph-rsid="000c5538"/>
    </style:style>
    <style:style style:name="P1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paragraph-rsid="000dc46d"/>
    </style:style>
    <style:style style:name="P1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paragraph-rsid="000e9314"/>
    </style:style>
    <style:style style:name="P1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0699ca" officeooo:paragraph-rsid="000699ca"/>
    </style:style>
    <style:style style:name="P1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06e9f2" officeooo:paragraph-rsid="0006e9f2"/>
    </style:style>
    <style:style style:name="P1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weight="bold" officeooo:paragraph-rsid="000699ca" style:font-weight-asian="bold" style:font-weight-complex="bold"/>
    </style:style>
    <style:style style:name="P1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weight="bold" officeooo:rsid="0008448b" officeooo:paragraph-rsid="0008448b" style:font-weight-asian="bold" style:font-weight-complex="bold"/>
    </style:style>
    <style:style style:name="P1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fo:font-weight="bold" officeooo:rsid="00073eca" officeooo:paragraph-rsid="00073eca" style:font-weight-asian="bold" style:font-weight-complex="bold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095968" officeooo:paragraph-rsid="00095968"/>
    </style:style>
    <style:style style:name="P2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095968" officeooo:paragraph-rsid="000b45e4"/>
    </style:style>
    <style:style style:name="P2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095968" officeooo:paragraph-rsid="000c5538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0b45e4" officeooo:paragraph-rsid="000b45e4"/>
    </style:style>
    <style:style style:name="P2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0b45e4" officeooo:paragraph-rsid="000c5538"/>
    </style:style>
    <style:style style:name="P2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0c5538" officeooo:paragraph-rsid="000c5538"/>
    </style:style>
    <style:style style:name="P2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0c5538" officeooo:paragraph-rsid="000dc46d"/>
    </style:style>
    <style:style style:name="P2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0c5538" officeooo:paragraph-rsid="000e9314"/>
    </style:style>
    <style:style style:name="P2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03ad23" officeooo:paragraph-rsid="000c5538"/>
    </style:style>
    <style:style style:name="P2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0cbce2" officeooo:paragraph-rsid="000cbce2"/>
    </style:style>
    <style:style style:name="P3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0cbce2" officeooo:paragraph-rsid="000e9314"/>
    </style:style>
    <style:style style:name="P3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officeooo:rsid="000e9314" officeooo:paragraph-rsid="000e9314"/>
    </style:style>
    <style:style style:name="P3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officeooo:rsid="000699ca" officeooo:paragraph-rsid="000699ca"/>
    </style:style>
    <style:style style:name="P3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officeooo:paragraph-rsid="000699ca"/>
    </style:style>
    <style:style style:name="P3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officeooo:paragraph-rsid="0006e9f2"/>
    </style:style>
    <style:style style:name="P3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officeooo:paragraph-rsid="0008448b"/>
    </style:style>
    <style:style style:name="P3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officeooo:paragraph-rsid="00095968"/>
    </style:style>
    <style:style style:name="P3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officeooo:paragraph-rsid="000b45e4"/>
    </style:style>
    <style:style style:name="P3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officeooo:paragraph-rsid="000c5538"/>
    </style:style>
    <style:style style:name="P3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officeooo:paragraph-rsid="000dc46d"/>
    </style:style>
    <style:style style:name="P4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officeooo:paragraph-rsid="000e9314"/>
    </style:style>
    <style:style style:name="P4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officeooo:rsid="0006e9f2" officeooo:paragraph-rsid="0006e9f2"/>
    </style:style>
    <style:style style:name="P4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officeooo:rsid="0006e9f2" officeooo:paragraph-rsid="00095968"/>
    </style:style>
    <style:style style:name="P4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fo:font-weight="bold" officeooo:rsid="0006e9f2" officeooo:paragraph-rsid="0006e9f2" style:font-weight-asian="bold" style:font-weight-complex="bold"/>
    </style:style>
    <style:style style:name="P4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fo:font-weight="bold" officeooo:paragraph-rsid="0008448b" style:font-weight-asian="bold" style:font-weight-complex="bold"/>
    </style:style>
    <style:style style:name="P4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officeooo:rsid="00073eca" officeooo:paragraph-rsid="0008448b"/>
    </style:style>
    <style:style style:name="P4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officeooo:rsid="0008448b" officeooo:paragraph-rsid="0008448b"/>
    </style:style>
    <style:style style:name="P4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officeooo:rsid="00095968" officeooo:paragraph-rsid="00095968"/>
    </style:style>
    <style:style style:name="P4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officeooo:rsid="000b45e4" officeooo:paragraph-rsid="000b45e4"/>
    </style:style>
    <style:style style:name="P4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officeooo:rsid="000c5538" officeooo:paragraph-rsid="000c5538"/>
    </style:style>
    <style:style style:name="P5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officeooo:rsid="000c5538" officeooo:paragraph-rsid="000dc46d"/>
    </style:style>
    <style:style style:name="P5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officeooo:rsid="000c5538" officeooo:paragraph-rsid="000e9314"/>
    </style:style>
    <style:style style:name="P5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/>
      <style:text-properties officeooo:rsid="000cbce2" officeooo:paragraph-rsid="000cbce2"/>
    </style:style>
    <style:style style:name="P53" style:family="paragraph" style:parent-style-name="normal">
      <style:text-properties officeooo:paragraph-rsid="00057e20"/>
    </style:style>
    <style:style style:name="P54" style:family="paragraph" style:parent-style-name="normal">
      <style:text-properties officeooo:paragraph-rsid="000c5538"/>
    </style:style>
    <style:style style:name="P55" style:family="paragraph" style:parent-style-name="normal">
      <style:paragraph-properties fo:break-before="page"/>
      <style:text-properties officeooo:paragraph-rsid="00057e20"/>
    </style:style>
    <style:style style:name="P56" style:family="paragraph" style:parent-style-name="normal">
      <style:paragraph-properties fo:break-before="page"/>
      <style:text-properties officeooo:paragraph-rsid="000c5538"/>
    </style:style>
    <style:style style:name="P57" style:family="paragraph" style:parent-style-name="normal">
      <style:paragraph-properties fo:margin-top="0in" fo:margin-bottom="0in" style:contextual-spacing="false" fo:line-height="100%" fo:text-align="start" style:justify-single-word="false" fo:orphans="0" fo:widows="0"/>
      <style:text-properties officeooo:paragraph-rsid="000c5538"/>
    </style:style>
    <style:style style:name="T1" style:family="text">
      <style:text-properties officeooo:rsid="000699ca"/>
    </style:style>
    <style:style style:name="T2" style:family="text">
      <style:text-properties officeooo:rsid="0003ad23"/>
    </style:style>
    <style:style style:name="T3" style:family="text">
      <style:text-properties officeooo:rsid="0006e9f2"/>
    </style:style>
    <style:style style:name="T4" style:family="text">
      <style:text-properties officeooo:rsid="00073eca"/>
    </style:style>
    <style:style style:name="T5" style:family="text">
      <style:text-properties officeooo:rsid="0008448b"/>
    </style:style>
    <style:style style:name="T6" style:family="text">
      <style:text-properties officeooo:rsid="00095968"/>
    </style:style>
    <style:style style:name="T7" style:family="text">
      <style:text-properties officeooo:rsid="000b45e4"/>
    </style:style>
    <style:style style:name="T8" style:family="text">
      <style:text-properties officeooo:rsid="000c5538"/>
    </style:style>
    <style:style style:name="T9" style:family="text">
      <style:text-properties officeooo:rsid="000cbce2"/>
    </style:style>
    <style:style style:name="T10" style:family="text">
      <style:text-properties officeooo:rsid="000dc46d"/>
    </style:style>
    <style:style style:name="T11" style:family="text">
      <style:text-properties officeooo:rsid="000e93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2">ID and name</text:p>
          </table:table-cell>
          <table:table-cell table:style-name="Table1.A1" table:number-columns-spanned="3" office:value-type="string">
            <text:p text:style-name="P4"><text:span text:style-name="T2">UC-1: </text:span><text:span text:style-name="T1">Logare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4">Primary actor</text:p>
          </table:table-cell>
          <table:table-cell table:style-name="Table1.A1" office:value-type="string">
            <text:p text:style-name="P7">Medic/<text:span text:style-name="T1">Farmacist</text:span></text:p>
          </table:table-cell>
          <table:table-cell table:style-name="Table1.A1" office:value-type="string">
            <text:p text:style-name="P4">Secondary actors</text:p>
          </table:table-cell>
          <table:table-cell table:style-name="Table1.A1" office:value-type="string">
            <text:p text:style-name="P4">-</text:p>
          </table:table-cell>
        </table:table-row>
        <table:table-row table:style-name="Table1.1">
          <table:table-cell table:style-name="Table1.A1" office:value-type="string">
            <text:p text:style-name="P4">Description</text:p>
          </table:table-cell>
          <table:table-cell table:style-name="Table1.A1" table:number-columns-spanned="3" office:value-type="string">
            <text:p text:style-name="P15">Personalul medical (medic/farmacist) se logheaza in aplicatie pentru a putea beneficia de functionalitatile oferite de aceasta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Trigger</text:p>
          </table:table-cell>
          <table:table-cell table:style-name="Table1.A1" table:number-columns-spanned="3" office:value-type="string">
            <text:p text:style-name="P9"><text:span text:style-name="T1">Medicul/Farmacistul porneste aplicatia.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Preconditions</text:p>
          </table:table-cell>
          <table:table-cell table:style-name="Table1.A1" table:number-columns-spanned="3" office:value-type="string">
            <text:p text:style-name="P15">Aplicatia este deschisa in fereastra de logare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Postconditions</text:p>
          </table:table-cell>
          <table:table-cell table:style-name="Table1.A1" table:number-columns-spanned="3" office:value-type="string">
            <text:p text:style-name="P15">Aplicatia ajunge in fereastra principala de vizualizare comenzi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Normal flow</text:p>
          </table:table-cell>
          <table:table-cell table:style-name="Table1.A1" table:number-columns-spanned="3" office:value-type="string">
            <text:p text:style-name="P9"><text:span text:style-name="T1">1. Medicul/Farmacistul porneste aplicatia.</text:span></text:p>
            <text:p text:style-name="P32"><text:s text:c="4"/>2. Sistemul deschide fereastra de logare.</text:p>
            <text:p text:style-name="P32">3. Medicul/Farmacistul introduce user si parola si apasa un buton de logare.</text:p>
            <text:p text:style-name="P32"><text:s text:c="4"/>4. Sistemul verifica existenta userului si corectitudinea parolei si deschide fereastra principala de vizualizare comenzi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Alternative flows</text:p>
          </table:table-cell>
          <table:table-cell table:style-name="Table1.A1" table:number-columns-spanned="3" office:value-type="string">
            <text:p text:style-name="P4">-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Exceptions</text:p>
          </table:table-cell>
          <table:table-cell table:style-name="Table1.A1" table:number-columns-spanned="3" office:value-type="string">
            <text:p text:style-name="P17"><text:span text:style-name="T1">E1. Userul introdus nu exista.</text:span></text:p>
            <text:p text:style-name="P33"><text:span text:style-name="T1"><text:s text:c="4"/>4.1. Sistemul afiseaza mesajul “Utilizator inexistent. Verificati credentialele.”</text:span></text:p>
            <text:p text:style-name="P41">4.2 Medicul/Farmacistul confirma mesajul si revine la pasul 3.</text:p>
            <text:p text:style-name="P41"/>
            <text:p text:style-name="P43">E2. Parola introdusa nu este corecta</text:p>
            <text:p text:style-name="P34"><text:span text:style-name="T3"><text:s text:c="4"/>4.1. Sistemul </text:span><text:span text:style-name="T1">afiseaza mesajul “</text:span><text:span text:style-name="T3">Parola incorecta</text:span><text:span text:style-name="T1">. Verificati credentialele.”</text:span></text:p>
            <text:p text:style-name="P41">4.2 Medicul/Farmacistul confirma mesajul si revine la pasul 3.</text:p>
          </table:table-cell>
          <table:covered-table-cell/>
          <table:covered-table-cell/>
        </table:table-row>
      </table:table>
      <text:p text:style-name="P53"/>
      <text:p text:style-name="P55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3">ID and name</text:p>
          </table:table-cell>
          <table:table-cell table:style-name="Table2.A1" table:number-columns-spanned="3" office:value-type="string">
            <text:p text:style-name="P6">UC-<text:span text:style-name="T3">2</text:span>: <text:span text:style-name="T3">Adaugare comanda noua</text:span>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5">Primary actor</text:p>
          </table:table-cell>
          <table:table-cell table:style-name="Table2.A1" office:value-type="string">
            <text:p text:style-name="P16">Medic</text:p>
          </table:table-cell>
          <table:table-cell table:style-name="Table2.A1" office:value-type="string">
            <text:p text:style-name="P5">Secondary actors</text:p>
          </table:table-cell>
          <table:table-cell table:style-name="Table2.A1" office:value-type="string">
            <text:p text:style-name="P5">-</text:p>
          </table:table-cell>
        </table:table-row>
        <table:table-row table:style-name="Table2.1">
          <table:table-cell table:style-name="Table2.A1" office:value-type="string">
            <text:p text:style-name="P5">Description</text:p>
          </table:table-cell>
          <table:table-cell table:style-name="Table2.A1" table:number-columns-spanned="3" office:value-type="string">
            <text:p text:style-name="P16">Medicul acceseaza aplicatia pentru a introduce o comanda catre farmacie.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>Trigger</text:p>
          </table:table-cell>
          <table:table-cell table:style-name="Table2.A1" table:number-columns-spanned="3" office:value-type="string">
            <text:p text:style-name="P16">Medicul actioneaza butonul de adaugare comanda din fereastra principala de vizualizare comenzi din terminalul de pe sectie.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>Preconditions</text:p>
          </table:table-cell>
          <table:table-cell table:style-name="Table2.A1" table:number-columns-spanned="3" office:value-type="string">
            <text:p text:style-name="P16">Medicul este logat in aplicatie.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>Postconditions</text:p>
          </table:table-cell>
          <table:table-cell table:style-name="Table2.A1" table:number-columns-spanned="3" office:value-type="string">
            <text:p text:style-name="P16">1. Se creeaza o noua comanda <text:span text:style-name="T8">cu statusul TRIMISA</text:span>.</text:p>
            <text:p text:style-name="P41">2. In terminalul din farmacie apare comanda adaugata.</text:p>
            <text:p text:style-name="P34"><text:span text:style-name="T3">3. Se </text:span><text:span text:style-name="T4">actualizeaza in baza de date cantitatea comandata din fiecare medicament. (tabel </text:span><text:span text:style-name="T6">comenzi_in_asteptare</text:span><text:span text:style-name="T4">: id_med,cantitate_comandata)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>Normal flow</text:p>
          </table:table-cell>
          <table:table-cell table:style-name="Table2.A1" table:number-columns-spanned="3" office:value-type="string">
            <text:p text:style-name="P16">1. Medicul apasa butonul de adaugare comanda.</text:p>
            <text:p text:style-name="P41"><text:s text:c="4"/>2. Sistemul afiseaza fereastra de adaugare comanda.</text:p>
            <text:p text:style-name="P34"><text:span text:style-name="T3">3. Medicul cauta dupa nume un medicament.</text:span></text:p>
            <text:p text:style-name="P34"><text:span text:style-name="T3"><text:s text:c="4"/>4. Sistemul afiseaza medicametele filtrate in lista.</text:span></text:p>
            <text:p text:style-name="P34"><text:span text:style-name="T3">5. Medicul selecteaza medicamentul dorit.</text:span></text:p>
            <text:p text:style-name="P41"><text:s text:c="4"/>6. Sistemul afiseaza in zona din dreapta sus detalii despre medicame<text:span text:style-name="T5">n</text:span>tul dorit.</text:p>
            <text:p text:style-name="P41">7. Medicul completeaza cantitatea dorita si apasa butonul de adaugare medicament la comanda.</text:p>
            <text:p text:style-name="P42"><text:s text:c="4"/>8. Sistemul <text:span text:style-name="T4">verifica disponibilitatea medicamentului si </text:span>afiseaza medicamentul adaugat <text:s/>si cantitatea intr-o alta lista in aceeasi fereastra <text:span text:style-name="T4">si afiseaza formularul de completare date pacient</text:span>.</text:p>
            <text:p text:style-name="P41">9. Se repeta pasii 3-8 pana cand medicul introduce toate medicamentele dorite.</text:p>
            <text:p text:style-name="P41">10. Medicul completeaza datele despre pacient in zona din dreapta jos si apasa butonul de trimitere comanda.</text:p>
            <text:p text:style-name="P36"><text:span text:style-name="T3"><text:s text:c="4"/>11. Sistemul sal</text:span><text:span text:style-name="T4">v</text:span><text:span text:style-name="T3">eaza comanda nou adaugata </text:span><text:span text:style-name="T8">cu statusul TRIMISA</text:span><text:span text:style-name="T3">, o afiseaza in terminalul din farmacie </text:span><text:span text:style-name="T6">si <text:s/></text:span><text:span text:style-name="T4">actualizeaza in baza de date cantitatea comandata din </text:span><text:span text:style-name="T6">fiecare</text:span><text:span text:style-name="T4"> medicament.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>Alternative flows</text:p>
          </table:table-cell>
          <table:table-cell table:style-name="Table2.A1" table:number-columns-spanned="3" office:value-type="string">
            <text:p text:style-name="P18">A1. Medicul doreste sa renunte la un medicament adaugat in comanda.</text:p>
            <text:p text:style-name="P46">9.1. Medicul selecteaza medicamentul din lista de medicamente adaugate in comanda.</text:p>
            <text:p text:style-name="P46"><text:s text:c="4"/>9.2. Sistemul afiseaza doua butoane Actualizeaza si Sterge.</text:p>
            <text:p text:style-name="P46">9.3. Medicul apasa butonul Sterge.</text:p>
            <text:p text:style-name="P46"><text:s text:c="4"/>9.4. Sistemul sterge medicamentul din lista de comanda.</text:p>
            <text:p text:style-name="P46">Se revine la pasul 9.</text:p>
            <text:p text:style-name="P46"/>
            <text:p text:style-name="P44"><text:span text:style-name="T5">A2. Medicul doreste sa modifice cantitatea unui medicament adaugat in comanda.</text:span></text:p>
            <text:p text:style-name="P46">9.1. Medicul selecteaza medicamentul din lista de medicamente adaugate in comanda.</text:p>
            <text:p text:style-name="P46"><text:soft-page-break/><text:s text:c="4"/>9.2. Sistemul afiseaza doua butoane Actualizeaza si Sterge.</text:p>
            <text:p text:style-name="P35"><text:span text:style-name="T5">9.3. Medicul apasa butonul Actualizeaza.</text:span></text:p>
            <text:p text:style-name="P35"><text:span text:style-name="T5"><text:s text:c="4"/>9.4. </text:span><text:span text:style-name="T3">Sistemul afiseaza in zona din dreapta sus detalii despre medicame</text:span><text:span text:style-name="T5">n</text:span><text:span text:style-name="T3">tul </text:span><text:span text:style-name="T5">selectat</text:span><text:span text:style-name="T3">.</text:span></text:p>
            <text:p text:style-name="P46">Se revine a pasul 7.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>Exceptions</text:p>
          </table:table-cell>
          <table:table-cell table:style-name="Table2.A1" table:number-columns-spanned="3" office:value-type="string">
            <text:p text:style-name="P19">E1. Cantitatea ceruta nu se gaseste in stoc.</text:p>
            <text:p text:style-name="P45">8.1. Sistemul afiseaza un mesaj “Cantitatea ceruta este mai mare decat cea disponibila. <text:span text:style-name="T5">Selectati maxim n unitati</text:span>”</text:p>
            <text:p text:style-name="P46">8.2. Medicul confirma citirea mesajului si revine la pasul 7.</text:p>
          </table:table-cell>
          <table:covered-table-cell/>
          <table:covered-table-cell/>
        </table:table-row>
      </table:table>
      <text:p text:style-name="P53"/>
      <text:p text:style-name="P55"/>
      <table:table table:name="Table3" table:style-name="Table3">
        <table:table-column table:style-name="Table3.A" table:number-columns-repeated="4"/>
        <table:table-row table:style-name="Table3.1">
          <table:table-cell table:style-name="Table3.A1" office:value-type="string">
            <text:p text:style-name="P3">ID and name</text:p>
          </table:table-cell>
          <table:table-cell table:style-name="Table3.A1" table:number-columns-spanned="3" office:value-type="string">
            <text:p text:style-name="P6">UC-<text:span text:style-name="T6">3</text:span>: <text:span text:style-name="T6">Modificare comanda existenta</text:span></text:p>
          </table:table-cell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5">Primary actor</text:p>
          </table:table-cell>
          <table:table-cell table:style-name="Table3.A1" office:value-type="string">
            <text:p text:style-name="P20">Medic</text:p>
          </table:table-cell>
          <table:table-cell table:style-name="Table3.A1" office:value-type="string">
            <text:p text:style-name="P5">Secondary actors</text:p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>Description</text:p>
          </table:table-cell>
          <table:table-cell table:style-name="Table3.A1" table:number-columns-spanned="3" office:value-type="string">
            <text:p text:style-name="P10"><text:span text:style-name="T6">Medicul vizualizeaza comenzile trimise catre farmacie, selecteaza una dintre ele si in zona de detalii comanda apasa butonul de modificare comanda si modifica comanda respectiva.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5">Trigger</text:p>
          </table:table-cell>
          <table:table-cell table:style-name="Table3.A1" table:number-columns-spanned="3" office:value-type="string">
            <text:p text:style-name="P20">Medicul apasa butonul de modificare comanda.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5">Preconditions</text:p>
          </table:table-cell>
          <table:table-cell table:style-name="Table3.A1" table:number-columns-spanned="3" office:value-type="string">
            <text:p text:style-name="P21">1. Medicul este logat <text:span text:style-name="T7">si este in fereastra principala de vizualizare comenzi</text:span></text:p>
            <text:p text:style-name="P47">2. Medicul este cel care a facut comanda pe care doreste sa o modifice.</text:p>
            <text:p text:style-name="P47">3. Comanda are statusul TRIMISA/RESPINSA.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5">Postconditions</text:p>
          </table:table-cell>
          <table:table-cell table:style-name="Table3.A1" table:number-columns-spanned="3" office:value-type="string">
            <text:p text:style-name="P20">1. Comanda initiala este actualizata conform noilor date introduse.</text:p>
            <text:p text:style-name="P47">2. In ter<text:span text:style-name="T7">m</text:span>inalul din farmacie apare comanda actualizata.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5">Normal flow</text:p>
          </table:table-cell>
          <table:table-cell table:style-name="Table3.A1" table:number-columns-spanned="3" office:value-type="string">
            <text:p text:style-name="P23">1. Medicul selecteaza o comanda cu statusul TRIMISA/RESPINSA din fereastra principala de vizualizare comenzi.</text:p>
            <text:p text:style-name="P48"><text:s text:c="4"/>2. Sistemul afiseaza detalii despre comanda in partea dreapta a ferestrei si doua butoane Sterge/Modifica.</text:p>
            <text:p text:style-name="P48">3. Medicul apasa butonul Modifica.</text:p>
            <text:p text:style-name="P48"><text:s text:c="4"/>4. Sistemul deschide fereastra de adaugare comanda noua, in care medicamentele din comanda selectata sunt deja in spatiul de medicamente comandate, iar datele pacientului sunt completate.</text:p>
            <text:p text:style-name="P48">5. Medicul modifica comanda, urmand flow-ul de la UC-2, incepand cu pasul 3.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5">Alternative flows</text:p>
          </table:table-cell>
          <table:table-cell table:style-name="Table3.A1" table:number-columns-spanned="3" office:value-type="string">
            <text:p text:style-name="P23">Idem UC-2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5">Exceptions</text:p>
          </table:table-cell>
          <table:table-cell table:style-name="Table3.A1" table:number-columns-spanned="3" office:value-type="string">
            <text:p text:style-name="P23">Idem UC-2</text:p>
          </table:table-cell>
          <table:covered-table-cell/>
          <table:covered-table-cell/>
        </table:table-row>
      </table:table>
      <text:p text:style-name="P53"/>
      <text:p text:style-name="P55"/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3">ID and name</text:p>
          </table:table-cell>
          <table:table-cell table:style-name="Table4.A1" table:number-columns-spanned="3" office:value-type="string">
            <text:p text:style-name="P6">UC-<text:span text:style-name="T7">4</text:span>: <text:span text:style-name="T7">Anulare comanda</text:span></text:p>
          </table:table-cell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5">Primary actor</text:p>
          </table:table-cell>
          <table:table-cell table:style-name="Table4.A1" office:value-type="string">
            <text:p text:style-name="P23">Medic</text:p>
          </table:table-cell>
          <table:table-cell table:style-name="Table4.A1" office:value-type="string">
            <text:p text:style-name="P5">Secondary actors</text:p>
          </table:table-cell>
          <table:table-cell table:style-name="Table4.A1" office:value-type="string">
            <text:p text:style-name="P5">-</text:p>
          </table:table-cell>
        </table:table-row>
        <table:table-row table:style-name="Table4.1">
          <table:table-cell table:style-name="Table4.A1" office:value-type="string">
            <text:p text:style-name="P5">Description</text:p>
          </table:table-cell>
          <table:table-cell table:style-name="Table4.A1" table:number-columns-spanned="3" office:value-type="string">
            <text:p text:style-name="P11"><text:span text:style-name="T6">Medicul vizualizeaza comenzile trimise catre farmacie, selecteaza una dintre ele si in zona de detalii comanda apasa butonul de </text:span><text:span text:style-name="T7">anulare</text:span><text:span text:style-name="T6"> comanda si </text:span><text:span text:style-name="T7">anuleaza</text:span><text:span text:style-name="T6"> comanda respectiva.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5">Trigger</text:p>
          </table:table-cell>
          <table:table-cell table:style-name="Table4.A1" table:number-columns-spanned="3" office:value-type="string">
            <text:p text:style-name="P11"><text:span text:style-name="T6">Medicul apasa butonul de </text:span><text:span text:style-name="T7">anulare</text:span><text:span text:style-name="T6"> comanda.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5">Preconditions</text:p>
          </table:table-cell>
          <table:table-cell table:style-name="Table4.A1" table:number-columns-spanned="3" office:value-type="string">
            <text:p text:style-name="P21">1. Medicul este logat <text:span text:style-name="T7">si este in fereastra principala de vizualizare comenzi</text:span></text:p>
            <text:p text:style-name="P37"><text:span text:style-name="T6">2. Medicul este cel care a facut comanda pe care doreste sa o </text:span><text:span text:style-name="T7">anuleze</text:span><text:span text:style-name="T6">.</text:span></text:p>
            <text:p text:style-name="P21">3. Comanda are statusul TRIMISA/RESPINSA.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5">Postconditions</text:p>
          </table:table-cell>
          <table:table-cell table:style-name="Table4.A1" table:number-columns-spanned="3" office:value-type="string">
            <text:p text:style-name="P23">Comanda dispare din fereastrele terminalelor de pe sectie si din farmacie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5">Normal flow</text:p>
          </table:table-cell>
          <table:table-cell table:style-name="Table4.A1" table:number-columns-spanned="3" office:value-type="string">
            <text:p text:style-name="P23">1. Medicul selecteaza o comanda cu statusul TRIMISA/RESPINSA din fereastra principala de vizualizare comenzi.</text:p>
            <text:p text:style-name="P48"><text:s text:c="4"/>2. Sistemul afiseaza detalii despre comanda in partea dreapta a ferestrei si doua butoane Sterge/Modifica.</text:p>
            <text:p text:style-name="P23">3. Medicul apasa butonul Modifica.</text:p>
            <text:p text:style-name="P48"><text:s text:c="4"/>4. Sistemul sterge comanda.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5">Alternative flows</text:p>
          </table:table-cell>
          <table:table-cell table:style-name="Table4.A1" table:number-columns-spanned="3" office:value-type="string">
            <text:p text:style-name="P5">-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5">Exceptions</text:p>
          </table:table-cell>
          <table:table-cell table:style-name="Table4.A1" table:number-columns-spanned="3" office:value-type="string">
            <text:p text:style-name="P5">-</text:p>
          </table:table-cell>
          <table:covered-table-cell/>
          <table:covered-table-cell/>
        </table:table-row>
      </table:table>
      <text:p text:style-name="P53"/>
      <text:p text:style-name="P55"/>
      <table:table table:name="Table5" table:style-name="Table5">
        <table:table-column table:style-name="Table5.A" table:number-columns-repeated="4"/>
        <table:table-row table:style-name="Table5.1">
          <table:table-cell table:style-name="Table5.A1" office:value-type="string">
            <text:p text:style-name="P3">ID and name</text:p>
          </table:table-cell>
          <table:table-cell table:style-name="Table5.A1" table:number-columns-spanned="3" office:value-type="string">
            <text:p text:style-name="P6">UC-<text:span text:style-name="T7">5</text:span>: <text:span text:style-name="T8">Marcare comanda ca livrata</text:span></text:p>
          </table:table-cell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5">Primary actor</text:p>
          </table:table-cell>
          <table:table-cell table:style-name="Table5.A1" office:value-type="string">
            <text:p text:style-name="P25">Medic</text:p>
          </table:table-cell>
          <table:table-cell table:style-name="Table5.A1" office:value-type="string">
            <text:p text:style-name="P5">Secondary actors</text:p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p text:style-name="P5">Description</text:p>
          </table:table-cell>
          <table:table-cell table:style-name="Table5.A1" table:number-columns-spanned="3" office:value-type="string">
            <text:p text:style-name="P25">Dupa ce a primit o comanda de la farmacie, medicul o selecteaza din fereastra de vizualizare comenzi si o marcheaza ca fiind livrata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5">Trigger</text:p>
          </table:table-cell>
          <table:table-cell table:style-name="Table5.A1" table:number-columns-spanned="3" office:value-type="string">
            <text:p text:style-name="P25">Medicul apaa butonul de livrare comanda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5">Preconditions</text:p>
          </table:table-cell>
          <table:table-cell table:style-name="Table5.A1" table:number-columns-spanned="3" office:value-type="string">
            <text:p text:style-name="P22">1. Medicul este logat <text:span text:style-name="T7">si este in fereastra principala de vizualizare comenzi</text:span></text:p>
            <text:p text:style-name="P38"><text:span text:style-name="T6">2. Medicul este cel care a facut comanda pe care doreste sa o </text:span><text:span text:style-name="T8">marcheze</text:span><text:span text:style-name="T6">.</text:span></text:p>
            <text:p text:style-name="P12"><text:span text:style-name="T6">3. Comanda are statusul </text:span><text:span text:style-name="T8">ONORATA.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5">Postconditions</text:p>
          </table:table-cell>
          <table:table-cell table:style-name="Table5.A1" table:number-columns-spanned="3" office:value-type="string">
            <text:p text:style-name="P25">Comanda dispare din terminalul sectiei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5">Normal flow</text:p>
          </table:table-cell>
          <table:table-cell table:style-name="Table5.A1" table:number-columns-spanned="3" office:value-type="string">
            <text:p text:style-name="P24">1. Medicul selecteaza o comanda cu statusul <text:span text:style-name="T8">ONORATA</text:span> din fereastra principala de vizualizare comenzi.</text:p>
            <text:p text:style-name="P37"><text:span text:style-name="T7"><text:s text:c="4"/>2. Sistemul afiseaza detalii despre comanda in partea dreapta a ferestrei si </text:span><text:span text:style-name="T8">un</text:span><text:span text:style-name="T7"> buton </text:span><text:span text:style-name="T8">de Livrare</text:span><text:span text:style-name="T7">.</text:span></text:p>
            <text:p text:style-name="P24">3. Medicul apasa butonul <text:span text:style-name="T8">Livrare</text:span>.</text:p>
            <text:p text:style-name="P48"><text:s text:c="4"/>4. Sistemul sterge comanda <text:span text:style-name="T8">din lista afisata de terminalul de e sectie</text:span>.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5">Alternative flows</text:p>
          </table:table-cell>
          <table:table-cell table:style-name="Table5.A1" table:number-columns-spanned="3" office:value-type="string">
            <text:p text:style-name="P5">-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5">Exceptions</text:p>
          </table:table-cell>
          <table:table-cell table:style-name="Table5.A1" table:number-columns-spanned="3" office:value-type="string">
            <text:p text:style-name="P5">-</text:p>
          </table:table-cell>
          <table:covered-table-cell/>
          <table:covered-table-cell/>
        </table:table-row>
      </table:table>
      <text:p text:style-name="P53"/>
      <text:p text:style-name="P55"/>
      <table:table table:name="Table6" table:style-name="Table6">
        <table:table-column table:style-name="Table6.A" table:number-columns-repeated="4"/>
        <table:table-row table:style-name="Table6.1">
          <table:table-cell table:style-name="Table6.A1" office:value-type="string">
            <text:p text:style-name="P3">ID and name</text:p>
          </table:table-cell>
          <table:table-cell table:style-name="Table6.A1" table:number-columns-spanned="3" office:value-type="string">
            <text:p text:style-name="P6">UC-<text:span text:style-name="T8">6</text:span>: <text:span text:style-name="T8">Respingere comanda trimisa</text:span></text:p>
          </table:table-cell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5">Primary actor</text:p>
          </table:table-cell>
          <table:table-cell table:style-name="Table6.A1" office:value-type="string">
            <text:p text:style-name="P25">Farmacist</text:p>
          </table:table-cell>
          <table:table-cell table:style-name="Table6.A1" office:value-type="string">
            <text:p text:style-name="P5">Secondary actors</text:p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p text:style-name="P5">Description</text:p>
          </table:table-cell>
          <table:table-cell table:style-name="Table6.A1" table:number-columns-spanned="3" office:value-type="string">
            <text:p text:style-name="P25">Farmacistul vizualizeaza comenzile primite de pe sectie in fereastra de vizualizare comenzi, selecteaza una pe care nu o poate onora si o respinge. 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5">Trigger</text:p>
          </table:table-cell>
          <table:table-cell table:style-name="Table6.A1" table:number-columns-spanned="3" office:value-type="string">
            <text:p text:style-name="P25">Farmacistul apasa butonul de respingere comanda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5">Preconditions</text:p>
          </table:table-cell>
          <table:table-cell table:style-name="Table6.A1" table:number-columns-spanned="3" office:value-type="string">
            <text:p text:style-name="P25">Farmacistul este logat si se afla in fereastra de vizualizare comenzi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5">Postconditions</text:p>
          </table:table-cell>
          <table:table-cell table:style-name="Table6.A1" table:number-columns-spanned="3" office:value-type="string">
            <text:p text:style-name="P25">1. Comanda este marcata cu statusul RESPINSA</text:p>
            <text:p text:style-name="P49">2. Comanda apare in terminalul de pe sectie evidentiata</text:p>
            <text:p text:style-name="P52">3. Comanda dispare din terminalul farmaciei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5">Normal flow</text:p>
          </table:table-cell>
          <table:table-cell table:style-name="Table6.A1" table:number-columns-spanned="3" office:value-type="string">
            <text:p text:style-name="P25">1. Farmacistul selecteaza o comanda</text:p>
            <text:p text:style-name="P49">2. Sistemul afiseaza date despre comanda in partea dreapta si un buton de Respinge.</text:p>
            <text:p text:style-name="P49">3. Farmacistul apasa butonul de Respinge</text:p>
            <text:p text:style-name="P52">4. Sistemul afiseaza o fereastra de confirmare in care farmacistul trebuie sa introduca motivul respingerii.</text:p>
            <text:p text:style-name="P52">5. Farmacistul introduce motivul respingerii si confirma respingerea.</text:p>
            <text:p text:style-name="P38"><text:span text:style-name="T9">6</text:span><text:span text:style-name="T8">. Sistemul marcheaza comanda ca fiin</text:span><text:span text:style-name="T9">d</text:span><text:span text:style-name="T8"> </text:span><text:span text:style-name="T9">RESPINSA</text:span><text:span text:style-name="T8">, </text:span><text:span text:style-name="T9">o sterge din fereastra terminalului din farmacie</text:span><text:span text:style-name="T8"> </text:span><text:span text:style-name="T9">si o afiseaza evidentiat in terminalul sectiei</text:span>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5">Alternative flows</text:p>
          </table:table-cell>
          <table:table-cell table:style-name="Table6.A1" table:number-columns-spanned="3" office:value-type="string">
            <text:p text:style-name="P5">-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5">Exceptions</text:p>
          </table:table-cell>
          <table:table-cell table:style-name="Table6.A1" table:number-columns-spanned="3" office:value-type="string">
            <text:p text:style-name="P5">-</text:p>
          </table:table-cell>
          <table:covered-table-cell/>
          <table:covered-table-cell/>
        </table:table-row>
      </table:table>
      <text:p text:style-name="P54"/>
      <text:p text:style-name="P56"/>
      <table:table table:name="Table7" table:style-name="Table7">
        <table:table-column table:style-name="Table7.A" table:number-columns-repeated="4"/>
        <table:table-row table:style-name="Table7.1">
          <table:table-cell table:style-name="Table7.A1" office:value-type="string">
            <text:p text:style-name="P57">ID and name</text:p>
          </table:table-cell>
          <table:table-cell table:style-name="Table7.A1" table:number-columns-spanned="3" office:value-type="string">
            <text:p text:style-name="P28">UC-<text:span text:style-name="T9">6</text:span>: <text:span text:style-name="T9">Procesare comanda trimisa</text:span></text:p>
          </table:table-cell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P12">Primary actor</text:p>
          </table:table-cell>
          <table:table-cell table:style-name="Table7.A1" office:value-type="string">
            <text:p text:style-name="P29">Farmacist</text:p>
          </table:table-cell>
          <table:table-cell table:style-name="Table7.A1" office:value-type="string">
            <text:p text:style-name="P12">Secondary actors</text:p>
          </table:table-cell>
          <table:table-cell table:style-name="Table7.A1" office:value-type="string">
            <text:p text:style-name="P12">-</text:p>
          </table:table-cell>
        </table:table-row>
        <table:table-row table:style-name="Table7.1">
          <table:table-cell table:style-name="Table7.A1" office:value-type="string">
            <text:p text:style-name="P12">Description</text:p>
          </table:table-cell>
          <table:table-cell table:style-name="Table7.A1" table:number-columns-spanned="3" office:value-type="string">
            <text:p text:style-name="P29">Farmacistul vizualizeaza comenzile primite si inainte de a incepe sa le proceseze le marcheaza ca PROCESARE.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2">Trigger</text:p>
          </table:table-cell>
          <table:table-cell table:style-name="Table7.A1" table:number-columns-spanned="3" office:value-type="string">
            <text:p text:style-name="P29">Farmacistul apara butonul de procesare comanda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2">Preconditions</text:p>
          </table:table-cell>
          <table:table-cell table:style-name="Table7.A1" table:number-columns-spanned="3" office:value-type="string">
            <text:p text:style-name="P29">1. F<text:span text:style-name="T8">armacistul este logat si se afla in fereastra de vizualizare comenzi</text:span></text:p>
            <text:p text:style-name="P52">2. Comanda are statusul TRIMISA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2">Postconditions</text:p>
          </table:table-cell>
          <table:table-cell table:style-name="Table7.A1" table:number-columns-spanned="3" office:value-type="string">
            <text:p text:style-name="P13"><text:span text:style-name="T8">1. Comanda este marcata cu statusul </text:span><text:span text:style-name="T10">PROCESARE</text:span></text:p>
            <text:p text:style-name="P13"><text:span text:style-name="T8">2. Comanda apare in terminalul de pe sectie </text:span><text:span text:style-name="T10">si din farmacie cu statusul nou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2">Normal flow</text:p>
          </table:table-cell>
          <table:table-cell table:style-name="Table7.A1" table:number-columns-spanned="3" office:value-type="string">
            <text:p text:style-name="P26">1. Farmacistul selecteaza comanda</text:p>
            <text:p text:style-name="P39"><text:span text:style-name="T8">2. Sistemul afiseaza date despre comanda in partea dreapta si un buton de </text:span><text:span text:style-name="T10">Proceseaza</text:span><text:span text:style-name="T8">.</text:span></text:p>
            <text:p text:style-name="P50">3. Farmacistul apasa butonul de <text:s/><text:span text:style-name="T10">Proceseaza</text:span></text:p>
            <text:p text:style-name="P13"><text:span text:style-name="T10">4</text:span><text:span text:style-name="T8">. Sistemul marcheaza comanda ca fiin</text:span><text:span text:style-name="T9">d</text:span><text:span text:style-name="T8"> </text:span><text:span text:style-name="T10">PROCESARE </text:span><text:span text:style-name="T9">si o afiseaza </text:span><text:span text:style-name="T10">cu noul status</text:span><text:span text:style-name="T9"> in terminalul sectiei </text:span><text:span text:style-name="T10">si in terminalul farmaciei</text:span>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2">Alternative flows</text:p>
          </table:table-cell>
          <table:table-cell table:style-name="Table7.A1" table:number-columns-spanned="3" office:value-type="string">
            <text:p text:style-name="P12">-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2">Exceptions</text:p>
          </table:table-cell>
          <table:table-cell table:style-name="Table7.A1" table:number-columns-spanned="3" office:value-type="string">
            <text:p text:style-name="P12">-</text:p>
          </table:table-cell>
          <table:covered-table-cell/>
          <table:covered-table-cell/>
        </table:table-row>
      </table:table>
      <text:p text:style-name="P54"/>
      <text:p text:style-name="P56"/>
      <table:table table:name="Table8" table:style-name="Table8">
        <table:table-column table:style-name="Table8.A" table:number-columns-repeated="4"/>
        <table:table-row table:style-name="Table8.1">
          <table:table-cell table:style-name="Table8.A1" office:value-type="string">
            <text:p text:style-name="P57">ID and name</text:p>
          </table:table-cell>
          <table:table-cell table:style-name="Table8.A1" table:number-columns-spanned="3" office:value-type="string">
            <text:p text:style-name="P28">UC-<text:span text:style-name="T10">7</text:span>: <text:span text:style-name="T10">Onorare </text:span><text:span text:style-name="T11">comanda dupa procesare</text:span></text:p>
          </table:table-cell>
          <table:covered-table-cell/>
          <table:covered-table-cell/>
        </table:table-row>
        <table:table-row table:style-name="Table8.2">
          <table:table-cell table:style-name="Table8.A1" office:value-type="string">
            <text:p text:style-name="P12">Primary actor</text:p>
          </table:table-cell>
          <table:table-cell table:style-name="Table8.A1" office:value-type="string">
            <text:p text:style-name="P31">Farmacist</text:p>
          </table:table-cell>
          <table:table-cell table:style-name="Table8.A1" office:value-type="string">
            <text:p text:style-name="P12">Secondary actors</text:p>
          </table:table-cell>
          <table:table-cell table:style-name="Table8.A1" office:value-type="string">
            <text:p text:style-name="P12">-</text:p>
          </table:table-cell>
        </table:table-row>
        <table:table-row table:style-name="Table8.1">
          <table:table-cell table:style-name="Table8.A1" office:value-type="string">
            <text:p text:style-name="P12">Description</text:p>
          </table:table-cell>
          <table:table-cell table:style-name="Table8.A1" table:number-columns-spanned="3" office:value-type="string">
            <text:p text:style-name="P14"><text:span text:style-name="T9">Farmacistul vizualizeaza comenzile si </text:span><text:span text:style-name="T11">dupa ce le proceseaza le marcheaza ca onorate.</text:span>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12">Trigger</text:p>
          </table:table-cell>
          <table:table-cell table:style-name="Table8.A1" table:number-columns-spanned="3" office:value-type="string">
            <text:p text:style-name="P14"><text:span text:style-name="T9">Farmacistul apara butonul de </text:span><text:span text:style-name="T11">onorare</text:span><text:span text:style-name="T9"> comanda</text:span>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12">Preconditions</text:p>
          </table:table-cell>
          <table:table-cell table:style-name="Table8.A1" table:number-columns-spanned="3" office:value-type="string">
            <text:p text:style-name="P30">1. F<text:span text:style-name="T8">armacistul este logat si se afla in fereastra de vizualizare comenzi</text:span></text:p>
            <text:p text:style-name="P14"><text:span text:style-name="T9">2. Comanda are statusul </text:span><text:span text:style-name="T11">PROCESARE</text:span>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12">Postconditions</text:p>
          </table:table-cell>
          <table:table-cell table:style-name="Table8.A1" table:number-columns-spanned="3" office:value-type="string">
            <text:p text:style-name="P14"><text:span text:style-name="T8">1. Comanda este marcata cu statusul </text:span><text:span text:style-name="T11">ONORATA</text:span></text:p>
            <text:p text:style-name="P40"><text:span text:style-name="T8">2. Comanda apare in terminalul de pe sectie </text:span><text:span text:style-name="T11">cu statusul nou</text:span></text:p>
            <text:p text:style-name="P30">3. Comanda dispare din terminalul farmaciei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12">Normal flow</text:p>
          </table:table-cell>
          <table:table-cell table:style-name="Table8.A1" table:number-columns-spanned="3" office:value-type="string">
            <text:p text:style-name="P27">1. Farmacistul selecteaza comanda</text:p>
            <text:p text:style-name="P40"><text:span text:style-name="T8">2. Sistemul afiseaza date despre comanda in partea dreapta si un buton de </text:span><text:span text:style-name="T11">Onoreaza</text:span><text:span text:style-name="T8">.</text:span></text:p>
            <text:p text:style-name="P51">3. Farmacistul apasa butonul de <text:s text:c="2"/><text:span text:style-name="T11">Onoreaza</text:span></text:p>
            <text:p text:style-name="P14"><text:span text:style-name="T10">4</text:span><text:span text:style-name="T8">. Sistemul marcheaza comanda ca fiin</text:span><text:span text:style-name="T9">d</text:span><text:span text:style-name="T8"> </text:span><text:span text:style-name="T11">ONORATA</text:span><text:span text:style-name="T10"> </text:span><text:span text:style-name="T9">si o afiseaza </text:span><text:span text:style-name="T10">cu noul status</text:span><text:span text:style-name="T9"> in terminalul sectiei </text:span><text:span text:style-name="T10">si </text:span><text:span text:style-name="T11">o sterge din fereastra de pe</text:span><text:span text:style-name="T10"> terminalul farmaciei</text:span>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12">Alternative flows</text:p>
          </table:table-cell>
          <table:table-cell table:style-name="Table8.A1" table:number-columns-spanned="3" office:value-type="string">
            <text:p text:style-name="P12">-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12">Exceptions</text:p>
          </table:table-cell>
          <table:table-cell table:style-name="Table8.A1" table:number-columns-spanned="3" office:value-type="string">
            <text:p text:style-name="P12">-</text:p>
          </table:table-cell>
          <table:covered-table-cell/>
          <table:covered-table-cell/>
        </table:table-row>
      </table:table>
      <text:p text:style-name="P5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margin-top="0.139in" fo:margin-bottom="0in" style:contextual-spacing="false" fo:line-height="115%" fo:text-align="justify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3-18T20:00:06.751000000</dc:date>
    <meta:editing-duration>PT20M25S</meta:editing-duration>
    <meta:editing-cycles>6</meta:editing-cycles>
    <meta:document-statistic meta:table-count="8" meta:image-count="0" meta:object-count="0" meta:page-count="9" meta:paragraph-count="225" meta:word-count="1357" meta:character-count="9328" meta:non-whitespace-character-count="8114"/>
  </office:meta>
</office:document-meta>
</file>